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4898366.4" calcext:value-type="float">
            <text:p>24898366.4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3486057.6" calcext:value-type="float">
            <text:p>23486057.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4816892.8" calcext:value-type="float">
            <text:p>24816892.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2340149.447582" calcext:value-type="float">
            <text:p>2340149.447582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541895.722905" calcext:value-type="float">
            <text:p>5541895.722905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357417.338586" calcext:value-type="float">
            <text:p>1357417.338586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8391686553.6" calcext:value-type="float">
            <text:p>8391686553.6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9489050828.8" calcext:value-type="float">
            <text:p>9489050828.8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8495777352.02227" calcext:value-type="float">
            <text:p>8495777352.02227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1398086371.46977" calcext:value-type="float">
            <text:p>1398086371.46977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3141906847.36055" calcext:value-type="float">
            <text:p>3141906847.3605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1406012196.075" calcext:value-type="float">
            <text:p>1406012196.075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N</text:p>
          </table:table-cell>
          <table:table-cell office:value-type="float" office:value="16832592843.3772" calcext:value-type="float">
            <text:p>16832592843.3772</text:p>
          </table:table-cell>
          <table:table-cell office:value-type="float" office:value="0.1332" calcext:value-type="float">
            <text:p>0.1332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N</text:p>
          </table:table-cell>
          <table:table-cell office:value-type="float" office:value="15737329017.2039" calcext:value-type="float">
            <text:p>15737329017.2039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N</text:p>
          </table:table-cell>
          <table:table-cell office:value-type="float" office:value="16417193891.0571" calcext:value-type="float">
            <text:p>16417193891.0571</text:p>
          </table:table-cell>
          <table:table-cell office:value-type="float" office:value="0.1388" calcext:value-type="float">
            <text:p>0.1388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Y</text:p>
          </table:table-cell>
          <table:table-cell office:value-type="float" office:value="14152450471.1458" calcext:value-type="float">
            <text:p>14152450471.1458</text:p>
          </table:table-cell>
          <table:table-cell office:value-type="float" office:value="0.1239" calcext:value-type="float">
            <text:p>0.123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Y</text:p>
          </table:table-cell>
          <table:table-cell office:value-type="float" office:value="13059431677.529" calcext:value-type="float">
            <text:p>13059431677.529</text:p>
          </table:table-cell>
          <table:table-cell office:value-type="float" office:value="0.2291" calcext:value-type="float">
            <text:p>0.229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TC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Y</text:p>
          </table:table-cell>
          <table:table-cell office:value-type="float" office:value="14303075405.039" calcext:value-type="float">
            <text:p>14303075405.039</text:p>
          </table:table-cell>
          <table:table-cell office:value-type="float" office:value="0.1332" calcext:value-type="float">
            <text:p>0.1332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126761.987324" calcext:value-type="float">
            <text:p>4126761.987324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338912.8" calcext:value-type="float">
            <text:p>2338912.8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247479.2" calcext:value-type="float">
            <text:p>4247479.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880744.505963" calcext:value-type="float">
            <text:p>5880744.505963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3397031.320594" calcext:value-type="float">
            <text:p>3397031.320594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994491.100826" calcext:value-type="float">
            <text:p>5994491.100826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3185254900.67451" calcext:value-type="float">
            <text:p>3185254900.67451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2051531980.0936" calcext:value-type="float">
            <text:p>2051531980.0936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float" office:value="3183138088.08619" calcext:value-type="float">
            <text:p>3183138088.08619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5270149821.78502" calcext:value-type="float">
            <text:p>5270149821.78502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3105097163.14514" calcext:value-type="float">
            <text:p>3105097163.1451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Y</text:p>
          </table:table-cell>
          <table:table-cell office:value-type="float" office:value="5248975564.01955" calcext:value-type="float">
            <text:p>5248975564.01955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N</text:p>
          </table:table-cell>
          <table:table-cell office:value-type="float" office:value="18550315106.3164" calcext:value-type="float">
            <text:p>18550315106.3164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NETBENCH</text:p>
          </table:table-cell>
          <table:table-cell office:value-type="string" calcext:value-type="string">
            <text:p>UDP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Y</text:p>
          </table:table-cell>
          <table:table-cell office:value-type="float" office:value="48601027138.5215" calcext:value-type="float">
            <text:p>48601027138.5215</text:p>
          </table:table-cell>
          <table:table-cell office:value-type="float" office:value="0.028" calcext:value-type="float">
            <text:p>0.028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LOPs</text:p>
          </table:table-cell>
          <table:table-cell office:value-type="string" calcext:value-type="string">
            <text:p>IOPs</text:p>
          </table:table-cell>
          <table:table-cell/>
          <table:table-cell office:value-type="string" calcext:value-type="string">
            <text:p>Memory Bandwidth</text:p>
          </table:table-cell>
          <table:table-cell office:value-type="string" calcext:value-type="string">
            <text:p>KB/sec</text:p>
          </table:table-cell>
          <table:table-cell/>
        </table:table-row>
        <table:table-row table:style-name="ro1">
          <table:table-cell/>
          <table:table-cell table:number-columns-repeated="2" office:value-type="float" office:value="411522633.744856" calcext:value-type="float">
            <text:p>411522633.7448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.15655" calcext:value-type="float">
            <text:p>327.15655</text:p>
          </table:table-cell>
          <table:table-cell/>
        </table:table-row>
        <table:table-row table:style-name="ro1">
          <table:table-cell/>
          <table:table-cell office:value-type="float" office:value="381679389.312977" calcext:value-type="float">
            <text:p>381679389.312977</text:p>
          </table:table-cell>
          <table:table-cell office:value-type="float" office:value="386100386.100386" calcext:value-type="float">
            <text:p>386100386.100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.547945" calcext:value-type="float">
            <text:p>280.547945</text:p>
          </table:table-cell>
          <table:table-cell/>
        </table:table-row>
        <table:table-row table:style-name="ro1">
          <table:table-cell/>
          <table:table-cell office:value-type="float" office:value="421940928.270042" calcext:value-type="float">
            <text:p>421940928.270042</text:p>
          </table:table-cell>
          <table:table-cell office:value-type="float" office:value="425531914.893617" calcext:value-type="float">
            <text:p>425531914.8936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.756757" calcext:value-type="float">
            <text:p>276.75675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42465753.424658" calcext:value-type="float">
            <text:p>342465753.424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.796791" calcext:value-type="float">
            <text:p>273.796791</text:p>
          </table:table-cell>
          <table:table-cell/>
        </table:table-row>
        <table:table-row table:style-name="ro1">
          <table:table-cell/>
          <table:table-cell table:number-columns-repeated="2" office:value-type="float" office:value="343642611.683849" calcext:value-type="float">
            <text:p>343642611.683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.12605" calcext:value-type="float">
            <text:p>215.12605</text:p>
          </table:table-cell>
          <table:table-cell/>
        </table:table-row>
        <table:table-row table:style-name="ro1">
          <table:table-cell/>
          <table:table-cell office:value-type="float" office:value="342465753.424658" calcext:value-type="float">
            <text:p>342465753.424658</text:p>
          </table:table-cell>
          <table:table-cell office:value-type="float" office:value="340136054.421769" calcext:value-type="float">
            <text:p>340136054.421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.199336" calcext:value-type="float">
            <text:p>340.199336</text:p>
          </table:table-cell>
          <table:table-cell/>
        </table:table-row>
        <table:table-row table:style-name="ro1">
          <table:table-cell/>
          <table:table-cell office:value-type="float" office:value="344827586.206897" calcext:value-type="float">
            <text:p>344827586.206897</text:p>
          </table:table-cell>
          <table:table-cell office:value-type="float" office:value="346020761.245675" calcext:value-type="float">
            <text:p>346020761.245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1.333333" calcext:value-type="float">
            <text:p>341.333333</text:p>
          </table:table-cell>
          <table:table-cell/>
        </table:table-row>
        <table:table-row table:style-name="ro1">
          <table:table-cell/>
          <table:table-cell office:value-type="float" office:value="408163265.306122" calcext:value-type="float">
            <text:p>408163265.306122</text:p>
          </table:table-cell>
          <table:table-cell office:value-type="float" office:value="403225806.451613" calcext:value-type="float">
            <text:p>403225806.451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.95858" calcext:value-type="float">
            <text:p>302.95858</text:p>
          </table:table-cell>
          <table:table-cell/>
        </table:table-row>
        <table:table-row table:style-name="ro1">
          <table:table-cell/>
          <table:table-cell office:value-type="float" office:value="233100233.100233" calcext:value-type="float">
            <text:p>233100233.100233</text:p>
          </table:table-cell>
          <table:table-cell office:value-type="float" office:value="217864923.747277" calcext:value-type="float">
            <text:p>217864923.747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.336887" calcext:value-type="float">
            <text:p>218.336887</text:p>
          </table:table-cell>
          <table:table-cell/>
        </table:table-row>
        <table:table-row table:style-name="ro1">
          <table:table-cell/>
          <table:table-cell office:value-type="float" office:value="234192037.470726" calcext:value-type="float">
            <text:p>234192037.470726</text:p>
          </table:table-cell>
          <table:table-cell office:value-type="float" office:value="234741784.037559" calcext:value-type="float">
            <text:p>234741784.037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2.448133" calcext:value-type="float">
            <text:p>212.448133</text:p>
          </table:table-cell>
          <table:table-cell table:formula="of:=AVERAGE([.F2:.F11])" office:value-type="float" office:value="278.8660362" calcext:value-type="float">
            <text:p>278.8660362</text:p>
          </table:table-cell>
        </table:table-row>
        <table:table-row table:style-name="ro1">
          <table:table-cell office:value-type="string" calcext:value-type="string">
            <text:p>Average flops</text:p>
          </table:table-cell>
          <table:table-cell table:formula="of:=AVERAGE([.B2:.B11])" office:value-type="float" office:value="346400019.194502" calcext:value-type="float">
            <text:p>346400019.194502</text:p>
          </table:table-cell>
          <table:table-cell table:formula="of:=AVERAGE([.C2:.C11])" office:value-type="float" office:value="345125262.975126" calcext:value-type="float">
            <text:p>345125262.97512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38250.322581" calcext:value-type="float">
            <text:p>338250.3225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6496.174863" calcext:value-type="float">
            <text:p>286496.1748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5715.531335" calcext:value-type="float">
            <text:p>285715.5313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1875.268817" calcext:value-type="float">
            <text:p>281875.2688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447.930283" calcext:value-type="float">
            <text:p>228447.9302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51871.14094" calcext:value-type="float">
            <text:p>351871.140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48364.119601" calcext:value-type="float">
            <text:p>348364.1196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24636.532508" calcext:value-type="float">
            <text:p>324636.5325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  <table:table-cell table:formula="of:=AVERAGE([.F12:.F21])" office:value-type="float" office:value="290355.047071" calcext:value-type="float">
            <text:p>290355.047071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table:formula="of:=AVERAGE([.F22:.F31])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F3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0:41:49.430689017</meta:creation-date>
    <dc:date>2014-09-23T01:21:36.508510595</dc:date>
    <meta:editing-duration>PT39M21S</meta:editing-duration>
    <meta:editing-cycles>2</meta:editing-cycles>
    <meta:generator>LibreOffice/4.2.6.3$Linux_X86_64 LibreOffice_project/420m0$Build-3</meta:generator>
    <meta:document-statistic meta:table-count="3" meta:cell-count="282" meta:object-count="0"/>
  </office:meta>
</office:document-meta>
</file>